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" style:font-name-asian="F" style:font-name-complex="F" fo:font-size="8pt" style:font-size-asian="8pt" style:font-size-complex="8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6" style:family="table-cell" style:parent-style-name="Default" style:data-style-name="N30"/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1" draw:id="id0" draw:style-name="a0" draw:name="Graphique 1" svg:x="16.24252in" svg:y="1.92874in" svg:width="0.01063in" svg:height="0.0106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5.63543in" svg:y="3.43819in" svg:width="0.8126in" svg:height="0.0106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n1k5.off</text:p>
          </table:table-cell>
          <table:table-cell office:value-type="string" table:style-name="ce1">
            <text:p>threa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float" office:value="1.9359999999999999E-4" table:style-name="ce1">
            <text:p>0,0001936</text:p>
          </table:table-cell>
          <table:table-cell office:value-type="float" office:value="2.7599999999999999E-4" table:style-name="ce1">
            <text:p>0,000276</text:p>
          </table:table-cell>
          <table:table-cell office:value-type="float" office:value="3.1520000000000002E-4" table:style-name="ce1">
            <text:p>0,0003152</text:p>
          </table:table-cell>
          <table:table-cell office:value-type="float" office:value="4.0499999999999998E-4" table:style-name="ce1">
            <text:p>0,000405</text:p>
          </table:table-cell>
          <table:table-cell office:value-type="float" office:value="6.2419999999999999E-4" table:style-name="ce1">
            <text:p>0,0006242</text:p>
          </table:table-cell>
          <table:table-cell office:value-type="float" office:value="1.1490000000000001E-3" table:style-name="ce1">
            <text:p>0,001149</text:p>
          </table:table-cell>
          <table:table-cell table:number-columns-repeated="16376" table:style-name="ce1"/>
        </table:table-row>
        <table:table-row table:style-name="ro1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.9359999999999999E-4" table:style-name="ce1">
            <text:p>0,00019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uddha10k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sequentie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.7599999999999999E-4" table:style-name="ce1">
            <text:p>0,00027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string" table:style-name="ce2">
            <text:p>0.000856</text:p>
          </table:table-cell>
          <table:table-cell office:value-type="float" office:value="1.3148000000000001E-3" table:style-name="ce3">
            <text:p>0,0013148</text:p>
          </table:table-cell>
          <table:table-cell office:value-type="float" office:value="1.4208000000000001E-3" table:style-name="ce1">
            <text:p>0,0014208</text:p>
          </table:table-cell>
          <table:table-cell office:value-type="float" office:value="1.4687999999999999E-3" table:style-name="ce1">
            <text:p>0,0014688</text:p>
          </table:table-cell>
          <table:table-cell office:value-type="float" office:value="1.6593999999999999E-3" table:style-name="ce1">
            <text:p>0,0016594</text:p>
          </table:table-cell>
          <table:table-cell office:value-type="float" office:value="2.1446E-3" table:style-name="ce1">
            <text:p>0,002144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.1520000000000002E-4" table:style-name="ce1">
            <text:p>0,0003152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1">
            <draw:frame draw:z-index="3" draw:id="id2" draw:style-name="a2" draw:name="Graphique 15" svg:x="0.17708in" svg:y="0.11458in" svg:width="5in" svg:height="3.197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4" table:style-name="ce1">
            <text:p>4</text:p>
          </table:table-cell>
          <table:table-cell office:value-type="float" office:value="4.0499999999999998E-4" table:style-name="ce1">
            <text:p>0,00040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6.2419999999999999E-4" table:style-name="ce1">
            <text:p>0,00062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udha500k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sequentie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float" office:value="4.596534E-2" table:style-name="ce1">
            <text:p>0,04596534</text:p>
          </table:table-cell>
          <table:table-cell office:value-type="float" office:value="4.8300999999999997E-2" table:style-name="ce1">
            <text:p>0,048301</text:p>
          </table:table-cell>
          <table:table-cell office:value-type="float" office:value="5.8067000000000001E-2" table:style-name="ce1">
            <text:p>0,058067</text:p>
          </table:table-cell>
          <table:table-cell office:value-type="float" office:value="6.4309400000000003E-2" table:style-name="ce1">
            <text:p>0,0643094</text:p>
          </table:table-cell>
          <table:table-cell office:value-type="float" office:value="6.1689000000000001E-2" table:style-name="ce1">
            <text:p>0,061689</text:p>
          </table:table-cell>
          <table:table-cell office:value-type="float" office:value="6.0980300000000001E-2" table:style-name="ce1">
            <text:p>0,060980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udha1m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sequentie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float" office:value="9.0107199999999998E-2" table:style-name="ce1">
            <text:p>0,0901072</text:p>
          </table:table-cell>
          <table:table-cell office:value-type="float" office:value="0.12040414000000001" table:style-name="ce1">
            <text:p>0,12040414</text:p>
          </table:table-cell>
          <table:table-cell office:value-type="float" office:value="0.12599079999999999" table:style-name="ce1">
            <text:p>0,1259908</text:p>
          </table:table-cell>
          <table:table-cell office:value-type="float" office:value="0.13753399999999999" table:style-name="ce1">
            <text:p>0,137534</text:p>
          </table:table-cell>
          <table:table-cell office:value-type="float" office:value="0.13698460000000001" table:style-name="ce1">
            <text:p>0,1369846</text:p>
          </table:table-cell>
          <table:table-cell office:value-type="float" office:value="0.1318946" table:style-name="ce1">
            <text:p>0,1318946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xyzrgb_statuette 10M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sequentie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float" office:value="0.81037720000000002" table:style-name="ce1">
            <text:p>0,8103772</text:p>
          </table:table-cell>
          <table:table-cell office:value-type="float" office:value="0.85552159999999999" table:style-name="ce1">
            <text:p>0,8555216</text:p>
          </table:table-cell>
          <table:table-cell office:value-type="float" office:value="0.93245540000000005" table:style-name="ce1">
            <text:p>0,9324554</text:p>
          </table:table-cell>
          <table:table-cell office:value-type="float" office:value="1.2578777999999999" table:style-name="ce1">
            <text:p>1,2578778</text:p>
          </table:table-cell>
          <table:table-cell office:value-type="float" office:value="1.252848" table:style-name="ce1">
            <text:p>1,252848</text:p>
          </table:table-cell>
          <table:table-cell office:value-type="float" office:value="1.2541146000000001" table:style-name="ce1">
            <text:p>1,254114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ucy 20M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sequentie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emps</text:p>
          </table:table-cell>
          <table:table-cell office:value-type="float" office:value="2.1178382999999998" table:style-name="ce1">
            <text:p>2,1178383</text:p>
          </table:table-cell>
          <table:table-cell office:value-type="float" office:value="2.2596246670000002" table:style-name="ce4">
            <text:p>2,259624667</text:p>
          </table:table-cell>
          <table:table-cell office:value-type="float" office:value="2.3332929999999998" table:style-name="ce1">
            <text:p>2,333293</text:p>
          </table:table-cell>
          <table:table-cell office:value-type="float" office:value="3.7198133000000002" table:style-name="ce1">
            <text:p>3,7198133</text:p>
          </table:table-cell>
          <table:table-cell office:value-type="float" office:value="3.7328082999999999" table:style-name="ce1">
            <text:p>3,7328083</text:p>
          </table:table-cell>
          <table:table-cell office:value-type="float" office:value="3.7374926670000002" table:style-name="ce1">
            <text:p>3,73749266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équenciel</text:p>
          </table:table-cell>
          <table:table-cell office:value-type="string" table:style-name="ce1">
            <text:p>Thread 1</text:p>
          </table:table-cell>
          <table:table-cell office:value-type="string" table:style-name="ce1">
            <text:p>Thread 2</text:p>
          </table:table-cell>
          <table:table-cell office:value-type="string" table:style-name="ce1">
            <text:p>Thread 4</text:p>
          </table:table-cell>
          <table:table-cell office:value-type="string" table:style-name="ce1">
            <text:p>Thread 8</text:p>
          </table:table-cell>
          <table:table-cell office:value-type="string" table:style-name="ce1">
            <text:p>Thread 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500" table:style-name="ce6">
            <text:p>1500</text:p>
          </table:table-cell>
          <table:table-cell office:value-type="float" office:value="1.9359999999999999E-4" table:style-name="ce1">
            <text:p>0,0001936</text:p>
          </table:table-cell>
          <table:table-cell office:value-type="float" office:value="2.7599999999999999E-4" table:style-name="ce1">
            <text:p>0,000276</text:p>
          </table:table-cell>
          <table:table-cell office:value-type="float" office:value="3.1520000000000002E-4" table:style-name="ce1">
            <text:p>0,0003152</text:p>
          </table:table-cell>
          <table:table-cell office:value-type="float" office:value="4.0499999999999998E-4" table:style-name="ce1">
            <text:p>0,000405</text:p>
          </table:table-cell>
          <table:table-cell office:value-type="float" office:value="6.2419999999999999E-4" table:style-name="ce1">
            <text:p>0,0006242</text:p>
          </table:table-cell>
          <table:table-cell office:value-type="float" office:value="1.1490000000000001E-3" table:style-name="ce1">
            <text:p>0,00114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00" table:style-name="ce6">
            <text:p>10000</text:p>
          </table:table-cell>
          <table:table-cell office:value-type="float" office:value="8.5599999999999999E-4" table:style-name="ce2">
            <text:p>0,000856</text:p>
          </table:table-cell>
          <table:table-cell office:value-type="float" office:value="1.3148000000000001E-3" table:style-name="ce3">
            <text:p>0,0013148</text:p>
          </table:table-cell>
          <table:table-cell office:value-type="float" office:value="1.4208000000000001E-3" table:style-name="ce1">
            <text:p>0,0014208</text:p>
          </table:table-cell>
          <table:table-cell office:value-type="float" office:value="1.4687999999999999E-3" table:style-name="ce1">
            <text:p>0,0014688</text:p>
          </table:table-cell>
          <table:table-cell office:value-type="float" office:value="1.6593999999999999E-3" table:style-name="ce1">
            <text:p>0,0016594</text:p>
          </table:table-cell>
          <table:table-cell office:value-type="float" office:value="2.1446E-3" table:style-name="ce1">
            <text:p>0,002144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0000" table:style-name="ce6">
            <text:p>500000</text:p>
          </table:table-cell>
          <table:table-cell office:value-type="float" office:value="4.596534E-2" table:style-name="ce1">
            <text:p>0,04596534</text:p>
          </table:table-cell>
          <table:table-cell office:value-type="float" office:value="4.8300999999999997E-2" table:style-name="ce1">
            <text:p>0,048301</text:p>
          </table:table-cell>
          <table:table-cell office:value-type="float" office:value="5.8067000000000001E-2" table:style-name="ce1">
            <text:p>0,058067</text:p>
          </table:table-cell>
          <table:table-cell office:value-type="float" office:value="6.4309400000000003E-2" table:style-name="ce1">
            <text:p>0,0643094</text:p>
          </table:table-cell>
          <table:table-cell office:value-type="float" office:value="6.1689000000000001E-2" table:style-name="ce1">
            <text:p>0,061689</text:p>
          </table:table-cell>
          <table:table-cell office:value-type="float" office:value="6.0980300000000001E-2" table:style-name="ce1">
            <text:p>0,06098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0000" table:style-name="ce6">
            <text:p>1000000</text:p>
          </table:table-cell>
          <table:table-cell office:value-type="float" office:value="9.0107199999999998E-2" table:style-name="ce1">
            <text:p>0,0901072</text:p>
          </table:table-cell>
          <table:table-cell office:value-type="float" office:value="0.12040414000000001" table:style-name="ce1">
            <text:p>0,12040414</text:p>
          </table:table-cell>
          <table:table-cell office:value-type="float" office:value="0.12599079999999999" table:style-name="ce1">
            <text:p>0,1259908</text:p>
          </table:table-cell>
          <table:table-cell office:value-type="float" office:value="0.13753399999999999" table:style-name="ce1">
            <text:p>0,137534</text:p>
          </table:table-cell>
          <table:table-cell office:value-type="float" office:value="0.13698460000000001" table:style-name="ce1">
            <text:p>0,1369846</text:p>
          </table:table-cell>
          <table:table-cell office:value-type="float" office:value="0.1318946" table:style-name="ce1">
            <text:p>0,131894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00000" table:style-name="ce6">
            <text:p>10000000</text:p>
          </table:table-cell>
          <table:table-cell office:value-type="float" office:value="0.81037720000000002" table:style-name="ce1">
            <text:p>0,8103772</text:p>
          </table:table-cell>
          <table:table-cell office:value-type="float" office:value="0.85552159999999999" table:style-name="ce1">
            <text:p>0,8555216</text:p>
          </table:table-cell>
          <table:table-cell office:value-type="float" office:value="0.93245540000000005" table:style-name="ce1">
            <text:p>0,9324554</text:p>
          </table:table-cell>
          <table:table-cell office:value-type="float" office:value="1.2578777999999999" table:style-name="ce1">
            <text:p>1,2578778</text:p>
          </table:table-cell>
          <table:table-cell office:value-type="float" office:value="1.252848" table:style-name="ce1">
            <text:p>1,252848</text:p>
          </table:table-cell>
          <table:table-cell office:value-type="float" office:value="1.2541146000000001" table:style-name="ce1">
            <text:p>1,254114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0000000" table:style-name="ce6">
            <text:p>20000000</text:p>
          </table:table-cell>
          <table:table-cell office:value-type="float" office:value="2.1178382999999998" table:style-name="ce1">
            <text:p>2,1178383</text:p>
          </table:table-cell>
          <table:table-cell office:value-type="float" office:value="2.2596246670000002" table:style-name="ce4">
            <text:p>2,259624667</text:p>
          </table:table-cell>
          <table:table-cell office:value-type="float" office:value="2.3332929999999998" table:style-name="ce1">
            <text:p>2,333293</text:p>
          </table:table-cell>
          <table:table-cell office:value-type="float" office:value="3.7198133000000002" table:style-name="ce1">
            <text:p>3,7198133</text:p>
          </table:table-cell>
          <table:table-cell office:value-type="float" office:value="3.7328082999999999" table:style-name="ce1">
            <text:p>3,7328083</text:p>
          </table:table-cell>
          <table:table-cell office:value-type="float" office:value="3.7374926670000002" table:style-name="ce1">
            <text:p>3,737492667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500" table:style-name="ce1">
            <text:p>1500</text:p>
          </table:table-cell>
          <table:table-cell office:value-type="float" office:value="10000" table:style-name="ce1">
            <text:p>10000</text:p>
          </table:table-cell>
          <table:table-cell office:value-type="float" office:value="500000" table:style-name="ce1">
            <text:p>500000</text:p>
          </table:table-cell>
          <table:table-cell office:value-type="float" office:value="1000000" table:style-name="ce1">
            <text:p>1000000</text:p>
          </table:table-cell>
          <table:table-cell office:value-type="float" office:value="10000000" table:style-name="ce1">
            <text:p>10000000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float" office:value="1.9359999999999999E-4" table:style-name="ce1">
            <text:p>0,0001936</text:p>
          </table:table-cell>
          <table:table-cell office:value-type="string" table:style-name="ce5">
            <text:p>0.000856</text:p>
          </table:table-cell>
          <table:table-cell office:value-type="float" office:value="4.596534E-2" table:style-name="ce1">
            <text:p>0,04596534</text:p>
          </table:table-cell>
          <table:table-cell office:value-type="float" office:value="9.0107199999999998E-2" table:style-name="ce1">
            <text:p>0,0901072</text:p>
          </table:table-cell>
          <table:table-cell office:value-type="float" office:value="0.81037720000000002" table:style-name="ce1">
            <text:p>0,8103772</text:p>
          </table:table-cell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.9359999999999999E-4" table:style-name="ce1">
            <text:p>0,000193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8.5599999999999999E-4" table:style-name="ce2">
            <text:p>0,00085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500000" table:style-name="ce1">
            <text:p>500000</text:p>
          </table:table-cell>
          <table:table-cell office:value-type="float" office:value="4.596534E-2" table:style-name="ce1">
            <text:p>0,0459653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9.0107199999999998E-2" table:style-name="ce1">
            <text:p>0,090107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10000000" table:style-name="ce1">
            <text:p>10000000</text:p>
          </table:table-cell>
          <table:table-cell office:value-type="float" office:value="0.81037720000000002" table:style-name="ce1">
            <text:p>0,810377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20000000" table:style-name="ce1">
            <text:p>20000000</text:p>
          </table:table-cell>
          <table:table-cell office:value-type="float" office:value="2.1178382999999998" table:style-name="ce1">
            <text:p>2,1178383</text:p>
          </table:table-cell>
          <table:table-cell table:number-columns-repeated="16379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matth</dc:creator>
    <meta:creation-date>2019-10-15T12:46:42Z</meta:creation-date>
    <dc:date>2019-10-20T14:38:14Z</dc:date>
    <meta:editing-cycles>2</meta:editing-cycles>
    <meta:editing-duration>PT167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0.765354330708661pt" svg:width="0.765354330708661pt" chart:style-name="Crt0">
        <chart:title svg:x="0.0pt" svg:y="0.0pt" chart:style-name="CT00">
          <text:p text:style-name="a0" text:class-names="" text:cond-style-name="">can1k5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$C$3:.$C$4" chart:class="chart:line" chart:attached-axis="primary-y" chart:style-name="G0S0">
            <chart:data-point chart:repeated="2"/>
          </chart:series>
          <chart:series chart:values-cell-range-address="Feuille1.$D$3:.$D$4" chart:class="chart:line" chart:attached-axis="primary-y" chart:style-name="G0S1">
            <chart:data-point chart:repeated="2"/>
          </chart:series>
          <chart:series chart:values-cell-range-address="Feuille1.$E$3:.$E$4" chart:class="chart:line" chart:attached-axis="primary-y" chart:style-name="G0S2">
            <chart:data-point chart:repeated="2"/>
          </chart:series>
          <chart:series chart:values-cell-range-address="Feuille1.$F$3:.$F$4" chart:class="chart:line" chart:attached-axis="primary-y" chart:style-name="G0S3">
            <chart:data-point chart:repeated="2"/>
          </chart:series>
          <chart:series chart:values-cell-range-address="Feuille1.$G$3:.$G$4" chart:class="chart:line" chart:attached-axis="primary-y" chart:style-name="G0S4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0.765354330708661pt" svg:width="58.50716535433071pt" chart:style-name="Crt0">
        <chart:title chart:style-name="CT00">
          <text:p text:style-name="a0" text:class-names="" text:cond-style-name="">tes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$J$5:.$J$9" chart:class="chart:line" chart:attached-axis="primary-y" chart:style-name="G0S0">
            <chart:data-point chart:repeated="5"/>
          </chart:series>
          <chart:series chart:values-cell-range-address="Feuille1.$K$5:.$K$9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ext-style style:name="N30">
      <number:text-content/>
    </number:text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819in" svg:stroke-color="#70ad47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30.25pt" svg:width="360.0pt" chart:style-name="Crt0">
        <chart:title chart:style-name="CT00">
          <text:p text:style-name="a1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le1.$B$24:.$B$29"/>
          </chart:axis>
          <chart:axis chart:dimension="y" chart:name="primary-y" chart:style-name="Axs1">
            <chart:grid chart:class="major" chart:style-name="GMa1"/>
          </chart:axis>
          <chart:series chart:label-cell-address="Feuille1.$C$23" chart:values-cell-range-address="Feuille1.$C$24:.$C$29" chart:class="chart:line" chart:attached-axis="primary-y" chart:style-name="G0S0">
            <chart:data-point chart:repeated="6"/>
          </chart:series>
          <chart:series chart:label-cell-address="Feuille1.$D$23" chart:values-cell-range-address="Feuille1.$D$24:.$D$29" chart:class="chart:line" chart:attached-axis="primary-y" chart:style-name="G0S1">
            <chart:data-point chart:repeated="6"/>
          </chart:series>
          <chart:series chart:label-cell-address="Feuille1.$E$23" chart:values-cell-range-address="Feuille1.$E$24:.$E$29" chart:class="chart:line" chart:attached-axis="primary-y" chart:style-name="G0S2">
            <chart:data-point chart:repeated="6"/>
          </chart:series>
          <chart:series chart:label-cell-address="Feuille1.$F$23" chart:values-cell-range-address="Feuille1.$F$24:.$F$29" chart:class="chart:line" chart:attached-axis="primary-y" chart:style-name="G0S3">
            <chart:data-point chart:repeated="6"/>
          </chart:series>
          <chart:series chart:label-cell-address="Feuille1.$G$23" chart:values-cell-range-address="Feuille1.$G$24:.$G$29" chart:class="chart:line" chart:attached-axis="primary-y" chart:style-name="G0S4">
            <chart:data-point chart:repeated="6"/>
          </chart:series>
          <chart:series chart:label-cell-address="Feuille1.$H$23" chart:values-cell-range-address="Feuille1.$H$24:.$H$29" chart:class="chart:line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